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92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5" style:family="paragraph">
      <style:paragraph-properties fo:margin-left="0cm" fo:margin-right="0cm" fo:margin-top="0cm" fo:margin-bottom="0cm" fo:text-align="start" fo:text-indent="0cm" style:text-autospace="none"/>
      <style:text-properties fo:color="#ffffff" style:font-name="Segoe UI1" fo:font-size="32pt" fo:font-weight="normal" style:font-name-asian="Segoe UI1" style:font-size-asian="32pt" style:font-weight-asian="normal" style:font-name-complex="Segoe UI1" style:font-size-complex="32pt" style:font-weight-complex="normal"/>
    </style:style>
    <style:style style:name="P6" style:family="paragraph">
      <loext:graphic-properties draw:fill="none" draw:fill-color="#ffffff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P8" style:family="paragraph">
      <style:paragraph-properties fo:margin-left="0cm" fo:margin-right="0cm" fo:margin-top="0cm" fo:margin-bottom="0cm" fo:text-indent="0cm" style:text-autospace="none"/>
      <style:text-properties fo:color="#ffffff" style:font-name="Segoe UI1" fo:font-size="32pt" fo:font-weight="normal" style:font-name-asian="Segoe UI1" style:font-size-asian="32pt" style:font-weight-asian="normal" style:font-name-complex="Segoe UI1" style:font-size-complex="32pt" style:font-weight-complex="normal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size-asian="28pt" style:font-style-asian="italic" style:font-weight-asian="normal" style:font-size-complex="28pt" style:font-style-complex="italic" style:font-weight-complex="normal"/>
    </style:style>
    <style:style style:name="T3" style:family="text">
      <style:text-properties fo:color="#ffffff" style:text-position="super 58%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4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4.638cm" svg:height="2.774cm" svg:x="1.778cm" svg:y="0.508cm">
          <draw:text-box>
            <text:p text:style-name="P1"><text:span text:style-name="T1">Epistle Reading</text:span></text:p>
            <text:p text:style-name="P1"><text:span text:style-name="T2">Galatians 3:23-4: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2" draw:layer="layout" svg:width="24.638cm" svg:height="7.766cm" svg:x="1.778cm" svg:y="0.508cm">
          <draw:text-box>
            <text:p text:style-name="P4"><text:span text:style-name="T3">23</text:span><text:span text:style-name="T4">Now before faith came, we were held captive under the law, imprisoned until the coming faith would be revealed. </text:span><text:span text:style-name="T3">24</text:span><text:span text:style-name="T4">So then, the law was our guardian until Christ came, in order that we might be justified by faith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2" draw:layer="layout" svg:width="24.638cm" svg:height="6.263cm" svg:x="1.778cm" svg:y="0.508cm">
          <draw:text-box>
            <text:p text:style-name="P4"><text:span text:style-name="T3">25</text:span><text:span text:style-name="T4">But now that faith has come, we are no longer under a guardian, </text:span><text:span text:style-name="T3">26</text:span><text:span text:style-name="T4">for in Christ Jesus you are all sons of God, through faith. </text:span><text:span text:style-name="T3">27</text:span><text:span text:style-name="T4">For as many of you as were baptized into Christ have put on Chris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2" draw:layer="layout" svg:width="24.638cm" svg:height="7.766cm" svg:x="1.778cm" svg:y="0.508cm">
          <draw:text-box>
            <text:p text:style-name="P4"><text:span text:style-name="T3">28</text:span><text:span text:style-name="T4">There is neither Jew nor Greek, there is neither slave nor free, there is neither male nor female, for you are all one in Christ Jesus. </text:span><text:span text:style-name="T3">29</text:span><text:span text:style-name="T4">And if you are Christ’s, then you are Abraham’s offspring, heirs according to promi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6" draw:layer="layout" svg:width="24.638cm" svg:height="6.263cm" svg:x="1.778cm" svg:y="0.508cm">
          <draw:text-box>
            <text:p text:style-name="P5"><text:span text:style-name="T3">1</text:span><text:span text:style-name="T4">I mean that the heir, as long as he is a child, is no different from a slave, though he is the owner of everything, </text:span><text:span text:style-name="T3">2</text:span><text:span text:style-name="T4">but he is under guardians and managers until the date set by his fathe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7" draw:layer="layout" svg:width="25.146cm" svg:height="8.128cm" svg:x="1.778cm" svg:y="0.508cm">
          <draw:text-box>
            <text:p text:style-name="P5"><text:span text:style-name="T3">3</text:span><text:span text:style-name="T4">In the same way we also, when we were children, were enslaved to the elementary principles of the world. </text:span><text:span text:style-name="T3">4</text:span><text:span text:style-name="T4">But when the fullness of time had come, God sent forth his Son, born of woman, born under the law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" draw:text-style-name="P7" draw:layer="layout" svg:width="25.146cm" svg:height="11.176cm" svg:x="1.778cm" svg:y="0.508cm">
          <draw:text-box>
            <text:p text:style-name="P5"><text:span text:style-name="T3">5</text:span><text:span text:style-name="T4">to redeem those who were under the law, so that we might receive adoption as sons. </text:span><text:span text:style-name="T3">6</text:span><text:span text:style-name="T4">And because you are sons, God has sent the Spirit of his Son into our hearts, crying, “Abba! Father!” </text:span><text:span text:style-name="T3">7</text:span><text:span text:style-name="T4">So you are no longer a slave, but a son, and if a son, then an heir </text:span></text:p>
            <text:p text:style-name="P8"><text:span text:style-name="T4"><text:s text:c="4"/></text:span><text:span text:style-name="T4">through G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5T10:26:03.442000000</meta:creation-date>
    <dc:date>2016-06-15T10:37:48.857000000</dc:date>
    <meta:editing-duration>PT43S</meta:editing-duration>
    <meta:editing-cycles>2</meta:editing-cycles>
    <meta:generator>LibreOffice/5.1.3.2$Windows_X86_64 LibreOffice_project/644e4637d1d8544fd9f56425bd6cec110e49301b</meta:generator>
    <meta:document-statistic meta:object-count="42"/>
  </office:meta>
</office:document-meta>
</file>